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in" fo:margin-right="0in" fo:margin-top="0in" fo:margin-bottom="0in" loext:contextual-spacing="false" fo:line-height="142%" fo:orphans="2" fo:widows="2" fo:text-indent="0in" style:auto-text-indent="false" fo:background-color="#ffffff" fo:padding="0in" fo:border="none"/>
      <style:text-properties fo:font-variant="normal" fo:text-transform="none" style:font-name="apple-system" fo:font-size="10.5pt" fo:letter-spacing="normal" fo:font-style="normal" fo:font-weight="normal"/>
    </style:style>
    <style:style style:name="P2" style:family="paragraph" style:parent-style-name="Text_20_body">
      <loext:graphic-properties draw:fill="solid" draw:fill-color="#ffffff" draw:opacity="100%"/>
      <style:paragraph-properties fo:margin-left="0in" fo:margin-right="0in" fo:margin-top="0in" fo:margin-bottom="0in" loext:contextual-spacing="false" fo:line-height="142%" fo:orphans="2" fo:widows="2" fo:text-indent="0in" style:auto-text-indent="false" fo:background-color="#ffffff" fo:padding="0in" fo:border="none"/>
    </style:style>
    <style:style style:name="P3" style:family="paragraph" style:parent-style-name="Text_20_body">
      <loext:graphic-properties draw:fill="solid" draw:fill-color="#ffffff" draw:opacity="100%"/>
      <style:paragraph-properties fo:margin-left="0in" fo:margin-right="0in" fo:margin-top="0in" fo:margin-bottom="0in" loext:contextual-spacing="false" fo:line-height="142%" fo:orphans="2" fo:widows="2" fo:text-indent="0in" style:auto-text-indent="false" fo:background-color="#ffffff" fo:padding="0in" fo:border="none"/>
      <style:text-properties officeooo:rsid="001fdedb" officeooo:paragraph-rsid="001fdedb"/>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fo:font-weight="normal" officeooo:rsid="001fde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I saw your name on the board of the Literacy Coalition of Colorado, and your UI/UX experience stood out.</text:p>
      <text:p text:style-name="P2"/>
      <text:p text:style-name="P2"><text:span text:style-name="T1">I have </text:span><text:span text:style-name="T2">written a website/app that helps parents record reading to their kids, and lets the kids replay that on any device, from anywhere. <text:s/></text:span><text:a xlink:type="simple" xlink:href="https://playitagainkid.com/" text:style-name="Internet_20_link" text:visited-style-name="Visited_20_Internet_20_Link"><text:span text:style-name="T2">https://PlayItAgainKid.com/</text:span></text:a><text:span text:style-name="T2"> <text:s/>It also helps capture the kids’ artwork or narrations, even telling whole stories on their own. <text:s/>The same technology can be used to help provide recordings of schoolwork and assignments to kids while in school.</text:span></text:p>
      <text:p text:style-name="P2"><text:span text:style-name="T2"/></text:p>
      <text:p text:style-name="P3"><text:span text:style-name="T1">I am hoping to partner with organizations already fighting for literacy, to modify my software to meet their particular needs. <text:s/>As a result, I haven’t tried to put a polished look to the site – expecting someone like you to have ideas on how it should actually function for the kids.</text:span></text:p>
      <text:p text:style-name="P3"><text:span text:style-name="T1"/></text:p>
      <text:p text:style-name="P3"><text:span text:style-name="T1">Would you have any interest in helping bring this to the world? <text:s/>Or, be able to refer me to someone who would?</text:span></text:p>
      <text:p text:style-name="P3"><text:span text:style-name="T1"/></text:p>
      <text:p text:style-name="P3"><text:span text:style-name="T1">Thank you in advance,</text:span></text:p>
      <text:p text:style-name="P3"><text:span text:style-name="T1">Jim Mack</text:span></text:p>
      <text:p text:style-name="P3"><text:span text:style-name="T1">949-899-4788</text:span></text:p>
      <text:p text:style-name="P2"><text:span text:style-name="T2">jim@less2do.com </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0:31:54.494000000</meta:creation-date>
    <dc:date>2019-05-17T10:41:42.582000000</dc:date>
    <meta:editing-duration>PT9M47S</meta:editing-duration>
    <meta:editing-cycles>2</meta:editing-cycles>
    <meta:generator>LibreOffice/6.2.2.2$Windows_X86_64 LibreOffice_project/2b840030fec2aae0fd2658d8d4f9548af4e3518d</meta:generator>
    <meta:document-statistic meta:table-count="0" meta:image-count="0" meta:object-count="0" meta:page-count="1" meta:paragraph-count="8" meta:word-count="160" meta:character-count="936" meta:non-whitespace-character-count="777"/>
  </office:meta>
</office:document-meta>
</file>